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210.7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69.45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90.66pt"/>
    </style:style>
    <style:style style:name="co21" style:family="table-column">
      <style:table-column-properties fo:break-before="auto" style:column-width="118.09pt"/>
    </style:style>
    <style:style style:name="co22" style:family="table-column">
      <style:table-column-properties fo:break-before="auto" style:column-width="92.61pt"/>
    </style:style>
    <style:style style:name="co23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 style:data-style-name="N122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G2]-[Sold.I2]-[Sold.J2]" office:value-type="float" office:value="173.68" calcext:value-type="float">
            <text:p>173.68</text:p>
          </table:table-cell>
          <table:table-cell table:formula="of:=[Sold.G2]-[Sold.C2]-[Sold.I2]-[Sold.J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3" table:formula="of:=([Sold.K2]/[Sold.C2]-1)*100" office:value-type="float" office:value="382.444444444444" calcext:value-type="float">
            <text:p>382.4</text:p>
          </table:table-cell>
          <table:table-cell table:formula="of:=[Sold.N2]/([Sold.H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G3]-[Sold.I3]-[Sold.J3]" office:value-type="float" office:value="132.38" calcext:value-type="float">
            <text:p>132.38</text:p>
          </table:table-cell>
          <table:table-cell table:formula="of:=[Sold.G3]-[Sold.C3]-[Sold.I3]-[Sold.J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3" table:formula="of:=([Sold.K3]/[Sold.C3]-1)*100" office:value-type="float" office:value="121.001669449082" calcext:value-type="float">
            <text:p>121.0</text:p>
          </table:table-cell>
          <table:table-cell table:formula="of:=[Sold.N3]/([Sold.H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G4]-[Sold.I4]-[Sold.J4]" office:value-type="float" office:value="30.35" calcext:value-type="float">
            <text:p>30.35</text:p>
          </table:table-cell>
          <table:table-cell table:formula="of:=[Sold.G4]-[Sold.C4]-[Sold.I4]-[Sold.J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3" table:formula="of:=([Sold.K4]/[Sold.C4]-1)*100" office:value-type="float" office:value="-32.5555555555555" calcext:value-type="float">
            <text:p>-32.6</text:p>
          </table:table-cell>
          <table:table-cell table:formula="of:=[Sold.N4]/([Sold.H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G5]-[Sold.I5]-[Sold.J5]" office:value-type="float" office:value="209.82" calcext:value-type="float">
            <text:p>209.82</text:p>
          </table:table-cell>
          <table:table-cell table:formula="of:=[Sold.G5]-[Sold.C5]-[Sold.I5]-[Sold.J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3" table:formula="of:=([Sold.K5]/[Sold.C5]-1)*100" office:value-type="float" office:value="4.90999999999999" calcext:value-type="float">
            <text:p>4.9</text:p>
          </table:table-cell>
          <table:table-cell table:formula="of:=[Sold.N5]/([Sold.H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G6]-[Sold.I6]-[Sold.J6]" office:value-type="float" office:value="189.98" calcext:value-type="float">
            <text:p>189.98</text:p>
          </table:table-cell>
          <table:table-cell table:formula="of:=[Sold.G6]-[Sold.C6]-[Sold.I6]-[Sold.J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3" table:formula="of:=([Sold.K6]/[Sold.C6]-1)*100" office:value-type="float" office:value="-5.01" calcext:value-type="float">
            <text:p>-5.0</text:p>
          </table:table-cell>
          <table:table-cell table:formula="of:=[Sold.N6]/([Sold.H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7]-[Sold.I7]-[Sold.J7]" office:value-type="float" office:value="36.66" calcext:value-type="float">
            <text:p>36.66</text:p>
          </table:table-cell>
          <table:table-cell table:formula="of:=[Sold.G7]-[Sold.C7]-[Sold.I7]-[Sold.J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7]/[Sold.C7]-1)*100" office:value-type="float" office:value="11.0909090909091" calcext:value-type="float">
            <text:p>11.1</text:p>
          </table:table-cell>
          <table:table-cell table:formula="of:=[Sold.N7]/([Sold.H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8]-[Sold.I8]-[Sold.J8]" office:value-type="float" office:value="36.66" calcext:value-type="float">
            <text:p>36.66</text:p>
          </table:table-cell>
          <table:table-cell table:formula="of:=[Sold.G8]-[Sold.C8]-[Sold.I8]-[Sold.J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8]/[Sold.C8]-1)*100" office:value-type="float" office:value="11.0909090909091" calcext:value-type="float">
            <text:p>11.1</text:p>
          </table:table-cell>
          <table:table-cell table:formula="of:=[Sold.N8]/([Sold.H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K2:.K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G9]-[Sold.I9]-[Sold.J9]" office:value-type="float" office:value="36.66" calcext:value-type="float">
            <text:p>36.66</text:p>
          </table:table-cell>
          <table:table-cell table:formula="of:=[Sold.G9]-[Sold.C9]-[Sold.I9]-[Sold.J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9]/[Sold.C9]-1)*100" office:value-type="float" office:value="11.0909090909091" calcext:value-type="float">
            <text:p>11.1</text:p>
          </table:table-cell>
          <table:table-cell table:formula="of:=[Sold.N9]/([Sold.H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L2:.L9])" office:value-type="float" office:value="206.29" calcext:value-type="float">
            <text:p>206.29</text:p>
          </table:table-cell>
          <table:table-cell table:formula="of:=[Sold.Q8]+[Sold.Q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G10]-[Sold.I10]-[Sold.J10]" office:value-type="float" office:value="84.25" calcext:value-type="float">
            <text:p>84.25</text:p>
          </table:table-cell>
          <table:table-cell table:formula="of:=[Sold.G10]-[Sold.C10]-[Sold.I10]-[Sold.J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3" table:formula="of:=([Sold.K10]/[Sold.C10]-1)*100" office:value-type="float" office:value="53.4608378870674" calcext:value-type="float">
            <text:p>53.5</text:p>
          </table:table-cell>
          <table:table-cell table:formula="of:=[Sold.N10]/([Sold.H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G11]-[Sold.I11]-[Sold.J11]" office:value-type="float" office:value="132.53" calcext:value-type="float">
            <text:p>132.53</text:p>
          </table:table-cell>
          <table:table-cell table:formula="of:=[Sold.G11]-[Sold.C11]-[Sold.I11]-[Sold.J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3" table:formula="of:=([Sold.K11]/[Sold.C11]-1)*100" office:value-type="float" office:value="165.06" calcext:value-type="float">
            <text:p>165.1</text:p>
          </table:table-cell>
          <table:table-cell table:formula="of:=[Sold.N11]/([Sold.H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G12]-[Sold.I12]-[Sold.J12]" office:value-type="float" office:value="81.1" calcext:value-type="float">
            <text:p>81.1</text:p>
          </table:table-cell>
          <table:table-cell table:formula="of:=[Sold.G12]-[Sold.C12]-[Sold.I12]-[Sold.J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3" table:formula="of:=([Sold.K12]/[Sold.C12]-1)*100" office:value-type="float" office:value="17.536231884058" calcext:value-type="float">
            <text:p>17.5</text:p>
          </table:table-cell>
          <table:table-cell table:formula="of:=[Sold.N12]/([Sold.H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K10:.K13])" office:value-type="float" office:value="297.88" calcext:value-type="float">
            <text:p>297.8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Zysk:</text:p>
          </table:table-cell>
          <table:table-cell table:formula="of:=SUM([Sold.L10:.L13])" office:value-type="float" office:value="123.98" calcext:value-type="float">
            <text:p>123.98</text:p>
          </table:table-cell>
          <table:table-cell table:formula="of:=[Sold.Q13]+[Sold.Q12]" office:value-type="float" office:value="421.86" calcext:value-type="float">
            <text:p>421.86</text:p>
          </table:table-cell>
        </table:table-row>
        <table:table-row table:style-name="ro1" table:number-rows-repeated="104856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oSell" table:style-name="ta1"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5"/>
        <table:table-column table:style-name="co1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 table:number-rows-repeated="6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lerando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zeka bogów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temis Fowl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6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ought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6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1:.C58])" office:value-type="float" office:value="1087.81" calcext:value-type="float">
            <text:p>1087.81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Kios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Kiosk</text:p>
          </table:table-cell>
          <table:table-cell table:number-columns-repeated="8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ekono</text:p>
          </table:table-cell>
          <table:table-cell table:number-columns-repeated="8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Peanatema</text:p>
          </table:table-cell>
          <table:table-cell/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anatema</text:p>
          </table:table-cell>
          <table:table-cell/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104849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heet4.D3]-[Sheet4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558.63" calcext:value-type="float">
            <text:p>558.63</text:p>
          </table:table-cell>
          <table:table-cell office:value-type="float" office:value="421.86" calcext:value-type="float">
            <text:p>421.86</text:p>
          </table:table-cell>
          <table:table-cell table:formula="of:=[Sheet4.D4]-[Sheet4.C4]" office:value-type="float" office:value="-136.77" calcext:value-type="float">
            <text:p>-136.77</text:p>
          </table:table-cell>
        </table:table-row>
      </table:table>
      <table:named-expressions/>
      <table:database-ranges>
        <table:database-range table:name="__Anonymous_Sheet_DB__1" table:target-range-address="ToSell.A1:ToSell.H29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Bought.F1:Bought.F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1:06:30.02924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30T19:37:47.240516362</dc:date>
    <meta:editing-duration>PT19H14M25S</meta:editing-duration>
    <meta:editing-cycles>64</meta:editing-cycles>
    <meta:generator>LibreOffice/5.1.4.2$Linux_X86_64 LibreOffice_project/10m0$Build-2</meta:generator>
    <meta:document-statistic meta:table-count="4" meta:cell-count="700" meta:object-count="0"/>
  </office:meta>
</office:document-meta>
</file>